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216bba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officeooo:paragraph-rsid="00216bba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size="14pt" officeooo:paragraph-rsid="00216bba" style:font-name-asian="Calibri1" style:font-size-asian="14pt" style:font-name-complex="Calibri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alibri" officeooo:paragraph-rsid="00216bba" style:font-name-asian="Calibri1" style:font-name-complex="Calibri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Calibri" fo:font-weight="bold" officeooo:paragraph-rsid="00216bba" style:font-name-asian="Calibri1" style:font-weight-asian="bold" style:font-name-complex="Calibri1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font-name="Calibri" officeooo:paragraph-rsid="00216bba" style:font-name-asian="Calibri1" style:font-name-complex="Calibri1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font-name="Calibri" fo:font-weight="bold" officeooo:paragraph-rsid="00216bba" style:font-name-asian="Calibri1" style:font-weight-asian="bold" style:font-name-complex="Calibri1"/>
    </style:style>
    <style:style style:name="P8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Calibri" fo:font-size="14pt" fo:font-weight="bold" officeooo:paragraph-rsid="00216bba" style:font-name-asian="Calibri1" style:font-size-asian="14pt" style:font-weight-asian="bold" style:font-name-complex="Calibri1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size="14pt" fo:font-weight="bold" style:font-name-asian="Calibri1" style:font-size-asian="14pt" style:font-weight-asian="bold" style:font-name-complex="Calibri1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size="14pt" fo:font-weight="bold" officeooo:paragraph-rsid="00216bba" style:font-name-asian="Calibri1" style:font-size-asian="14pt" style:font-weight-asian="bold" style:font-name-complex="Calibri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Calibri" officeooo:paragraph-rsid="00216bba" style:font-name-asian="Calibri1" style:font-name-complex="Calibri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Calibri" fo:font-weight="bold" officeooo:paragraph-rsid="00216bba" style:font-name-asian="Calibri1" style:font-weight-asian="bold" style:font-name-complex="Calibri1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officeooo:rsid="001f6c60" style:font-name-asian="Calibri1" style:font-name-complex="Calibri1"/>
    </style:style>
    <style:style style:name="T3" style:family="text">
      <style:text-properties style:font-name="Calibri" fo:font-weight="bold" style:font-name-asian="Calibri1" style:font-weight-asian="bold" style:font-name-complex="Calibri1"/>
    </style:style>
    <style:style style:name="T4" style:family="text">
      <style:text-properties style:font-name="Calibri" fo:font-weight="bold" officeooo:rsid="001f6c60" style:font-name-asian="Calibri1" style:font-weight-asian="bold" style:font-name-complex="Calibri1"/>
    </style:style>
    <style:style style:name="T5" style:family="text">
      <style:text-properties style:font-name="Calibri" fo:font-weight="bold" officeooo:rsid="002322e5" style:font-name-asian="Calibri1" style:font-weight-asian="bold" style:font-name-complex="Calibri1"/>
    </style:style>
    <style:style style:name="T6" style:family="text">
      <style:text-properties style:font-name="Calibri" fo:font-weight="bold" officeooo:rsid="0023c402" style:font-name-asian="Calibri1" style:font-weight-asian="bold" style:font-name-complex="Calibri1"/>
    </style:style>
    <style:style style:name="T7" style:family="text">
      <style:text-properties style:font-name="Calibri" fo:font-weight="bold" officeooo:rsid="0026617a" style:font-name-asian="Calibri1" style:font-weight-asian="bold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JURNAL PRAKTIK</text:p>
      <text:p text:style-name="P10">REKAYASA PERANGKAT LUNAK</text:p>
      <text:p text:style-name="P3"/>
      <text:p text:style-name="P4"/>
      <text:p text:style-name="P2"><text:span text:style-name="T1">Nama : </text:span><text:span text:style-name="T2">Aida Fitria</text:span></text:p>
      <text:p text:style-name="P4">Kode Pelajaran : RPL-12-Laravel</text:p>
      <text:p text:style-name="P4">Kelas : XII RPL 1</text:p>
      <text:p text:style-name="P4">Nama Guru : Pak Agung, Pak Wildan , Kang Candra</text:p>
      <text:p text:style-name="P4"/>
      <text:p text:style-name="P4"/>
      <text:p text:style-name="P2"><text:span text:style-name="T3">TUJUAN PEMBELAJARAN : </text:span><text:span text:style-name="T4">Menyelesaikan project ujikom</text:span></text:p>
      <text:p text:style-name="P5"/>
      <text:p text:style-name="P4"><text:tab/></text:p>
      <text:p text:style-name="P4"><text:bookmark text:name="_GoBack4"/></text:p>
      <text:p text:style-name="P2"><text:span text:style-name="T3">MATERI PEMBELAJARAN : </text:span><text:span text:style-name="T5">Website</text:span></text:p>
      <text:p text:style-name="P5"/>
      <text:p text:style-name="P4"/>
      <text:p text:style-name="P4"/>
      <text:p text:style-name="P2"><text:span text:style-name="T3">ALAT DAN BAHAN : </text:span><text:span text:style-name="T4">Laptop,jaringan</text:span></text:p>
      <text:p text:style-name="P6"/>
      <text:p text:style-name="P6"/>
      <text:p text:style-name="P6"/>
      <text:p text:style-name="P6"/>
      <text:p text:style-name="P2"><text:span text:style-name="T3">LANGKAH PEMBELAJARAN : </text:span><text:span text:style-name="T5">Memahami konsep website yang akan dibuat,membuat langsung pengerjaan konsep yang telah dipahami,</text:span><text:span text:style-name="T7">penambahan konsep yang telah direvisi dan penambahan pada schema database</text:span></text:p>
      <text:p text:style-name="P7"/>
      <text:p text:style-name="P7"/>
      <text:p text:style-name="P7"/>
      <text:p text:style-name="P7"/>
      <text:p text:style-name="P2"><text:span text:style-name="T3">KESIMPULAN : </text:span><text:span text:style-name="T5">Pembelajaran yang disimpilkan pada satu minngu ini ialah </text:span><text:span text:style-name="T7">menyelesaikan konsep yang dipahami dan ada juga beberapa perintah yang harus direvisi dan pengerjaan schema database yang harus diselesaikan.</text:span></text:p>
      <text:p text:style-name="P5"/>
      <text:p text:style-name="P5"><text:tab/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0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reinadwirahma24@gmail.com</meta:initial-creator>
    <meta:editing-cycles>4</meta:editing-cycles>
    <meta:creation-date>2020-01-24T07:20:00</meta:creation-date>
    <dc:date>2020-02-01T08:38:48.229822265</dc:date>
    <meta:editing-duration>PT1H23M19S</meta:editing-duration>
    <meta:generator>LibreOffice/6.3.2.2$Linux_X86_64 LibreOffice_project/30$Build-2</meta:generator>
    <meta:document-statistic meta:table-count="0" meta:image-count="0" meta:object-count="0" meta:page-count="2" meta:paragraph-count="13" meta:word-count="96" meta:character-count="667" meta:non-whitespace-character-count="58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